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style>
    <style:style style:name="P2" style:parent-style-name="Titre1"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Titre1" style:family="paragraph"/>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Titre2" style:family="paragraph"/>
    <style:style style:name="P14" style:parent-style-name="Paragraphedeliste" style:family="paragraph"/>
    <style:style style:name="T15" style:parent-style-name="Policepardéfaut" style:family="text">
      <style:text-properties fo:font-weight="bold" style:font-weight-asian="bold" style:font-weight-complex="bold"/>
    </style:style>
    <style:style style:name="P16" style:parent-style-name="Paragraphedeliste" style:family="paragraph"/>
    <style:style style:name="T17" style:parent-style-name="Policepardéfaut" style:family="text">
      <style:text-properties fo:font-weight="bold" style:font-weight-asian="bold" style:font-weight-complex="bold"/>
    </style:style>
    <style:style style:name="P18" style:parent-style-name="Paragraphedeliste" style:family="paragraph"/>
    <style:style style:name="P19" style:parent-style-name="Paragraphedeliste" style:family="paragraph"/>
    <style:style style:name="P20" style:parent-style-name="Paragraphedeliste" style:family="paragraph"/>
    <style:style style:name="P21" style:parent-style-name="Paragraphedeliste" style:family="paragraph"/>
    <style:style style:name="P22" style:parent-style-name="Paragraphedeliste" style:family="paragraph"/>
    <style:style style:name="P23" style:parent-style-name="Paragraphedeliste" style:family="paragraph">
      <style:text-properties fo:font-weight="bold" style:font-weight-asian="bold" style:font-weight-complex="bold"/>
    </style:style>
    <style:style style:name="P24" style:parent-style-name="Paragraphedeliste" style:family="paragraph"/>
    <style:style style:name="P25" style:parent-style-name="Paragraphedeliste" style:family="paragraph">
      <style:text-properties fo:font-weight="bold" style:font-weight-asian="bold" style:font-weight-complex="bold"/>
    </style:style>
    <style:style style:name="P26" style:parent-style-name="Paragraphedeliste" style:family="paragraph"/>
    <style:style style:name="P27" style:parent-style-name="Paragraphedeliste" style:family="paragraph"/>
    <style:style style:name="P28" style:parent-style-name="Paragraphedeliste" style:family="paragraph"/>
    <style:style style:name="P29" style:parent-style-name="Paragraphedeliste" style:family="paragraph"/>
    <style:style style:name="P30" style:parent-style-name="Paragraphedeliste" style:family="paragraph">
      <style:text-properties fo:font-weight="bold" style:font-weight-asian="bold" style:font-weight-complex="bold"/>
    </style:style>
    <style:style style:name="P31" style:parent-style-name="Paragraphedeliste" style:family="paragraph"/>
    <style:style style:name="P32" style:parent-style-name="Titre2" style:family="paragraph"/>
    <style:style style:name="P33" style:parent-style-name="Paragraphedeliste" style:family="paragraph"/>
    <style:style style:name="T34" style:parent-style-name="Policepardéfaut" style:family="text">
      <style:text-properties fo:font-weight="bold" style:font-weight-asian="bold" style:font-weight-complex="bold"/>
    </style:style>
    <style:style style:name="P35" style:parent-style-name="Paragraphedeliste" style:family="paragraph"/>
    <style:style style:name="P36" style:parent-style-name="Paragraphedeliste" style:family="paragraph"/>
    <style:style style:name="P37" style:parent-style-name="Paragraphedeliste" style:family="paragraph"/>
    <style:style style:name="P38" style:parent-style-name="Paragraphedeliste" style:family="paragraph"/>
    <style:style style:name="P39" style:parent-style-name="Paragraphedeliste" style:family="paragraph"/>
    <style:style style:name="P40" style:parent-style-name="Paragraphedeliste" style:family="paragraph"/>
    <style:style style:name="P41" style:parent-style-name="Paragraphedeliste" style:family="paragraph"/>
    <style:style style:name="T42" style:parent-style-name="Policepardéfaut" style:family="text">
      <style:text-properties fo:font-weight="bold" style:font-weight-asian="bold" style:font-weight-complex="bold"/>
    </style:style>
    <style:style style:name="P43" style:parent-style-name="Paragraphedeliste" style:family="paragraph"/>
    <style:style style:name="P44" style:parent-style-name="Paragraphedeliste" style:family="paragraph"/>
    <style:style style:name="P45" style:parent-style-name="Paragraphedeliste" style:family="paragraph"/>
    <style:style style:name="P46" style:parent-style-name="Titre2" style:family="paragraph"/>
    <style:style style:name="P47" style:parent-style-name="Paragraphedeliste" style:family="paragraph"/>
    <style:style style:name="P48" style:parent-style-name="Paragraphedeliste" style:family="paragraph"/>
    <style:style style:name="T49" style:parent-style-name="Policepardéfaut" style:family="text">
      <style:text-properties fo:font-weight="bold" style:font-weight-asian="bold" style:font-weight-complex="bold"/>
    </style:style>
    <style:style style:name="P50" style:parent-style-name="Paragraphedeliste" style:family="paragraph"/>
    <style:style style:name="P51" style:parent-style-name="Titre2" style:family="paragraph"/>
    <style:style style:name="P52" style:parent-style-name="Titre2" style:family="paragraph"/>
    <style:style style:name="P53" style:parent-style-name="Titre2" style:family="paragraph"/>
    <style:style style:name="P54" style:parent-style-name="Paragraphedeliste" style:family="paragraph"/>
    <style:style style:name="P55" style:parent-style-name="Paragraphedeliste" style:family="paragraph"/>
    <style:style style:name="P56" style:parent-style-name="Paragraphedeliste" style:family="paragraph"/>
  </office:automatic-styles>
  <office:body>
    <office:text text:use-soft-page-breaks="true">
      <text:p text:style-name="P1">La cuisine de Lolo</text:p>
      <text:p text:style-name="Normal"/>
      <text:p text:style-name="Normal">Attention : Gérer le responsive ! C’est-à-dire adapter le site à l’utilisation sur PC, tablette et téléphone !</text:p>
      <text:list text:style-name="LFO1" text:continue-numbering="true">
        <text:list-item>
          <text:p text:style-name="P2">Les fonctionnalités</text:p>
        </text:list-item>
      </text:list>
      <text:list text:style-name="LFO2" text:continue-numbering="true">
        <text:list-item>
          <text:p text:style-name="P3">Consulter des recettes</text:p>
        </text:list-item>
        <text:list-item>
          <text:p text:style-name="P4">Contenu du frigo et des placards</text:p>
        </text:list-item>
        <text:list-item>
          <text:p text:style-name="P5">Listes de courses</text:p>
        </text:list-item>
        <text:list-item>
          <text:p text:style-name="P6">Je mange quoi ce soir ?</text:p>
        </text:list-item>
        <text:list-item>
          <text:p text:style-name="P7">Planning repas</text:p>
        </text:list-item>
      </text:list>
      <text:list text:style-name="LFO1" text:continue-numbering="true">
        <text:list-item>
          <text:p text:style-name="P8">Les pages HTML</text:p>
        </text:list-item>
      </text:list>
      <text:p text:style-name="Normal">Touts les pages HTML (hors page de connexion) devront avoir un menu avec le choix :<text:s/></text:p>
      <text:list text:style-name="LFO4" text:continue-numbering="true">
        <text:list-item>
          <text:p text:style-name="P9">Mes recettes</text:p>
        </text:list-item>
        <text:list-item>
          <text:p text:style-name="P10">Mes placards</text:p>
        </text:list-item>
        <text:list-item>
          <text:p text:style-name="P11">Ma liste de courses</text:p>
        </text:list-item>
        <text:list-item>
          <text:p text:style-name="P12">Je mange quoi ce soir ?</text:p>
        </text:list-item>
      </text:list>
      <text:list text:style-name="LFO1" text:continue-numbering="true">
        <text:list-item>
          <text:list>
            <text:list-item>
              <text:p text:style-name="P13">Consultation des recettes</text:p>
            </text:list-item>
          </text:list>
        </text:list-item>
      </text:list>
      <text:p text:style-name="Normal">Cette fonctionnalités permet de consulter toutes les recettes enregistrées, d’en ajouter et de les modifier.</text:p>
      <text:list text:style-name="LFO2" text:continue-numbering="true">
        <text:list-item>
          <text:p text:style-name="P14"><text:span text:style-name="T15">Page de connexion</text:span>. Avec formulaire mot de passe et login<text:s/>(pour l’instant pas d’authentification</text:p>
        </text:list-item>
        <text:list-item>
          <text:p text:style-name="P16"><text:span text:style-name="T17">Page accueil</text:span><text:s/>des recettes.</text:p>
          <text:list text:continue-numbering="true">
            <text:list-item>
              <text:p text:style-name="P18">Recettes complètes avec image.<text:s/>Mosaïque<text:s/>d’image avec pour chaque recette : le nom, temps de préparation et cuisson, et la catégories. En cliquant sur une recette, cela redirige vers sa page dédiées</text:p>
            </text:list-item>
            <text:list-item>
              <text:p text:style-name="P19">Recettes lien vers livres. Pareil que précédemment mais avec un emoji livre. La redirection permet d’avoir le nom du livre de cuisine ?</text:p>
            </text:list-item>
            <text:list-item>
              <text:p text:style-name="P20">Filtres par catégories. Filtre en haut de page (Poulet, sauce, desserts…)</text:p>
            </text:list-item>
            <text:list-item>
              <text:p text:style-name="P21">Bouton de déconnexion : redirige vers la page de connexion</text:p>
            </text:list-item>
            <text:list-item>
              <text:p text:style-name="P22">Bouton ajout de recette : redirige vers la page ajout de recette</text:p>
            </text:list-item>
          </text:list>
        </text:list-item>
        <text:list-item>
          <text:p text:style-name="P23">Page ajout de recette</text:p>
          <text:list text:continue-numbering="true">
            <text:list-item>
              <text:p text:style-name="P24">En haut de page, menu déroulant permettant d’ajouter une recette complète ou une recette du livre. Formulaire d’ajout de recette avec tout les champs de la base de données (étape, ingrédients, temps préparation, temps cuisson, note…) On peut (ou pas) assigner une catégorie (et en créer une au passage). Une fois créer, cela redirige vers le détail de cette recette</text:p>
            </text:list-item>
          </text:list>
        </text:list-item>
        <text:list-item>
          <text:p text:style-name="P25">Page détail d’une recette</text:p>
          <text:list text:continue-numbering="true">
            <text:list-item>
              <text:p text:style-name="P26">Toutes les données concernant cette recette.<text:s/></text:p>
            </text:list-item>
            <text:list-item>
              <text:p text:style-name="P27">Bouton modifier la recette</text:p>
            </text:list-item>
            <text:list-item>
              <text:p text:style-name="P28">Bouton supprimer la recette</text:p>
            </text:list-item>
            <text:list-item>
              <text:p text:style-name="P29">Dans l’idéal, bouton Exporter en PDF</text:p>
            </text:list-item>
          </text:list>
        </text:list-item>
        <text:list-item>
          <text:p text:style-name="P30">Bouton modifier la recette</text:p>
          <text:list text:continue-numbering="true">
            <text:list-item>
              <text:p text:style-name="P31">Redirige vers une page similaire avec celle d’ajout d’une recette, avec info pré-remplies</text:p>
            </text:list-item>
          </text:list>
        </text:list-item>
      </text:list>
      <text:p text:style-name="Paragraphedeliste"/>
      <text:list text:style-name="LFO1" text:continue-numbering="true">
        <text:list-item>
          <text:list>
            <text:list-item>
              <text:p text:style-name="P32">Fonctionnalité Contenu frigo et placard</text:p>
            </text:list-item>
          </text:list>
        </text:list-item>
      </text:list>
      <text:p text:style-name="Normal">Cette fonctionnalités permet d’enregistrer tout les aliments présent dans les placards et frigo, avec les dates de péremption de chacun.</text:p>
      <text:list text:style-name="LFO3" text:continue-numbering="true">
        <text:list-item>
          <text:p text:style-name="P33"><text:span text:style-name="T34">Page d’accueil<text:s/></text:span>des placards</text:p>
          <text:list text:continue-numbering="true">
            <text:list-item>
              <text:p text:style-name="P35">Filtre avec catégories d’aliments</text:p>
            </text:list-item>
            <text:list-item>
              <text:p text:style-name="P36">Trie par date de péremption</text:p>
            </text:list-item>
            <text:list-item>
              <text:p text:style-name="P37">Bouton d’ajout d’aliment</text:p>
            </text:list-item>
            <text:list-item>
              <text:p text:style-name="P38">Bouton supprimer l’aliment qui supprime sans redirection </text:p>
            </text:list-item>
            <text:list-item>
              <text:p text:style-name="P39">Bouton modifier l’aliment sans redirection (peut etre pop-up ?)</text:p>
            </text:list-item>
            <text:list-item>
              <text:p text:style-name="P40"><text:s/>Bouton ajouter<text:s/></text:p>
            </text:list-item>
          </text:list>
        </text:list-item>
        <text:list-item>
          <text:p text:style-name="P41"><text:span text:style-name="T42">Page d’ajout d’aliment</text:span></text:p>
          <text:list text:continue-numbering="true">
            <text:list-item>
              <text:p text:style-name="P43">Possibilité d’ajouter plusieurs aliments à la fois</text:p>
            </text:list-item>
            <text:list-item>
              <text:p text:style-name="P44">Nom, placard, date péremption<text:s/>…, quantités</text:p>
            </text:list-item>
            <text:list-item>
              <text:p text:style-name="P45">Ajouter éventuellement la recette liée à l’ingrédient ????</text:p>
            </text:list-item>
          </text:list>
        </text:list-item>
      </text:list>
      <text:p text:style-name="Normal"/>
      <text:list text:style-name="LFO1" text:continue-numbering="true">
        <text:list-item>
          <text:list>
            <text:list-item>
              <text:p text:style-name="P46">Ma liste de courses</text:p>
            </text:list-item>
          </text:list>
        </text:list-item>
      </text:list>
      <text:p text:style-name="Normal">Permet d’obtenir une liste de courses</text:p>
      <text:list text:style-name="LFO5" text:continue-numbering="true">
        <text:list-item>
          <text:p text:style-name="P47">Modifier la page d’accueil des recettes et de détails des recettes en ajoutant un bouton « Ajouter à la liste des courses »</text:p>
        </text:list-item>
        <text:list-item>
          <text:p text:style-name="P48"><text:span text:style-name="T49">Page d’accueil</text:span><text:s/>de la liste des courses avec la listes des aliments à acheter. Avoir une liste des recettes sélectionner et pouvoir en supprimer</text:p>
        </text:list-item>
        <text:list-item>
          <text:p text:style-name="P50">La liste ne prend pas en compte les aliments déjà présents dans les placards. (ou alors elle prend en compte ceux non attribués à une recette)</text:p>
        </text:list-item>
      </text:list>
      <text:p text:style-name="Normal"/>
      <text:list text:style-name="LFO1" text:continue-numbering="true">
        <text:list-item>
          <text:list>
            <text:list-item>
              <text:p text:style-name="P51">Je mange quoi ce soir ?</text:p>
            </text:list-item>
          </text:list>
        </text:list-item>
      </text:list>
      <text:p text:style-name="Normal">Trouve une recette avec les ingrédients présents dans les placards</text:p>
      <text:p text:style-name="Normal">Calcul directement quand on clique sur le bouton du menu</text:p>
      <text:p text:style-name="Normal">Présente la liste des recettes possibles (avec les aliments réservés et non réservés)<text:s/></text:p>
      <text:p text:style-name="Normal">1 page web ressemblant fortement à la page d’accueil des recettes</text:p>
      <text:p text:style-name="Normal"/>
      <text:list text:style-name="LFO1" text:continue-numbering="true">
        <text:list-item>
          <text:list>
            <text:list-item>
              <text:p text:style-name="P52">Planning repas</text:p>
            </text:list-item>
          </text:list>
        </text:list-item>
      </text:list>
      <text:p text:style-name="Normal"/>
      <text:p text:style-name="Normal"/>
      <text:p text:style-name="Normal"/>
      <text:soft-page-break/>
      <text:list text:style-name="LFO1" text:continue-numbering="true">
        <text:list-item>
          <text:list>
            <text:list-item>
              <text:p text:style-name="P53">Idées bonus</text:p>
            </text:list-item>
          </text:list>
        </text:list-item>
      </text:list>
      <text:list text:style-name="LFO6" text:continue-numbering="true">
        <text:list-item>
          <text:p text:style-name="P54">Ajouter un bouton « Réaliser cette recette » dans le détails d’une recette</text:p>
          <text:list text:continue-numbering="true">
            <text:list-item>
              <text:p text:style-name="P55">Permet d’avoir pas après pas les étapes de la recette</text:p>
            </text:list-item>
            <text:list-item>
              <text:p text:style-name="P56">Permet de mettre à jour le stock des aliments en fonction de ceux utilisés dans la recettes (avec bouton de validation et d’ajustement des quantités)</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re3" style:display-name="Titre 3" style:family="paragraph" style:parent-style-name="Normal" style:next-style-name="Normal" style:auto-update="true" style:default-outline-level="3">
      <style:paragraph-properties fo:keep-with-next="always" fo:keep-together="always" fo:margin-top="0.2222in" fo:margin-bottom="0.0555in" fo:line-height="115%"/>
      <style:text-properties style:font-name="Arial" style:font-name-asian="Arial" style:font-name-complex="Arial" fo:color="#434343" fo:font-size="14pt" style:font-size-asian="14pt" style:font-size-complex="14pt" fo:language="fr" style:language-asian="fr" style:country-asian="FR" fo:hyphenate="false"/>
    </style:style>
    <style:style style:name="Normal" style:display-name="Normal" style:family="paragraph">
      <style:text-properties fo:hyphenate="false"/>
    </style:style>
    <style:style style:name="Policepardéfaut" style:display-name="Police par défaut" style:family="text"/>
    <style:style style:name="Titre3Car" style:display-name="Titre 3 Car" style:family="text" style:parent-style-name="Policepardéfaut">
      <style:text-properties style:font-name="Arial" style:font-name-asian="Arial" style:font-name-complex="Arial" fo:color="#434343" fo:font-size="14pt" style:font-size-asian="14pt" style:font-size-complex="14pt" fo:language="fr" style:language-asian="fr" style:country-asian="FR"/>
    </style:style>
    <style:style style:name="Titre" style:display-name="Titr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ura Jeanneton</meta:initial-creator>
    <dc:creator>Laura Jeanneton</dc:creator>
    <meta:creation-date>2022-11-06T14:28:00Z</meta:creation-date>
    <dc:date>2022-11-06T14:28:00Z</dc:date>
    <meta:template xlink:href="Normal.dotm" xlink:type="simple"/>
    <meta:editing-cycles>2</meta:editing-cycles>
    <meta:editing-duration>PT166440S</meta:editing-duration>
    <meta:document-statistic meta:page-count="3" meta:paragraph-count="7" meta:word-count="551" meta:character-count="3576" meta:row-count="25" meta:non-whitespace-character-count="3032"/>
  </office:meta>
</office:document-meta>
</file>